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6.891cm" fo:margin-left="-0.191cm" table:align="left" fo:background-color="#d3dfee" style:writing-mode="lr-tb">
        <style:background-image/>
      </style:table-properties>
    </style:style>
    <style:style style:name="Table1.A" style:family="table-column">
      <style:table-column-properties style:column-width="4.792cm"/>
    </style:style>
    <style:style style:name="Table1.B" style:family="table-column">
      <style:table-column-properties style:column-width="12.097cm"/>
    </style:style>
    <style:style style:name="Table1.1" style:family="table-row">
      <style:table-row-properties style:keep-together="true" fo:keep-together="auto"/>
    </style:style>
    <style:style style:name="Table1.A1" style:family="table-cell">
      <style:table-cell-properties fo:background-color="#4f81bd" fo:padding-left="0.191cm" fo:padding-right="0.191cm" fo:padding-top="0cm" fo:padding-bottom="0cm" fo:border-left="0.035cm solid #ffffff" fo:border-right="0.035cm solid #ffffff" fo:border-top="0.035cm solid #ffffff" fo:border-bottom="0.106cm solid #ffffff">
        <style:background-image/>
      </style:table-cell-properties>
    </style:style>
    <style:style style:name="Table1.A2" style:family="table-cell">
      <style:table-cell-properties fo:background-color="#4f81bd" fo:padding-left="0.191cm" fo:padding-right="0.191cm" fo:padding-top="0cm" fo:padding-bottom="0cm" fo:border-left="0.035cm solid #ffffff" fo:border-right="0.106cm solid #ffffff" fo:border-top="0.035cm solid #ffffff" fo:border-bottom="0.035cm solid #ffffff">
        <style:background-image/>
      </style:table-cell-properties>
    </style:style>
    <style:style style:name="Table1.B2" style:family="table-cell">
      <style:table-cell-properties fo:background-color="#a7bfde" fo:padding-left="0.191cm" fo:padding-right="0.191cm" fo:padding-top="0cm" fo:padding-bottom="0cm" fo:border="0.035cm solid #ffffff">
        <style:background-image/>
      </style:table-cell-properties>
    </style:style>
    <style:style style:name="Table1.A3" style:family="table-cell">
      <style:table-cell-properties fo:background-color="#4f81bd" fo:padding-left="0.191cm" fo:padding-right="0.191cm" fo:padding-top="0cm" fo:padding-bottom="0cm" fo:border-left="0.035cm solid #ffffff" fo:border-right="0.106cm solid #ffffff" fo:border-top="none" fo:border-bottom="none">
        <style:background-image/>
      </style:table-cell-properties>
    </style:style>
    <style:style style:name="Table1.B3" style:family="table-cell">
      <style:table-cell-properties fo:background-color="#d3dfee" fo:padding-left="0.191cm" fo:padding-right="0.191cm" fo:padding-top="0cm" fo:padding-bottom="0cm" fo:border-left="0.026cm solid #ffffff" fo:border-right="0.035cm solid #ffffff" fo:border-top="0.026cm solid #ffffff" fo:border-bottom="0.026cm solid #ffffff">
        <style:background-image/>
      </style:table-cell-properties>
    </style:style>
    <style:style style:name="AttendanceTable" style:family="table">
      <style:table-properties style:width="16.51cm" table:align="margins" style:writing-mode="lr-tb"/>
    </style:style>
    <style:style style:name="AttendanceTable.A" style:family="table-column">
      <style:table-column-properties style:column-width="8.255cm" style:rel-column-width="32767*"/>
    </style:style>
    <style:style style:name="AttendanceTable.B" style:family="table-column">
      <style:table-column-properties style:column-width="8.255cm" style:rel-column-width="32768*"/>
    </style:style>
    <style:style style:name="AttendanceTable.1" style:family="table-row">
      <style:table-row-properties style:min-row-height="0.697cm"/>
    </style:style>
    <style:style style:name="AttendanceTable.A1" style:family="table-cell">
      <style:table-cell-properties fo:padding="0.097cm" fo:border-left="0.002cm solid #000000" fo:border-right="none" fo:border-top="0.002cm solid #000000" fo:border-bottom="0.002cm solid #000000"/>
    </style:style>
    <style:style style:name="AttendanceTable.B1" style:family="table-cell">
      <style:table-cell-properties fo:padding="0.097cm" fo:border="0.002cm solid #000000"/>
    </style:style>
    <style:style style:name="AttendanceTable.A2" style:family="table-cell">
      <style:table-cell-properties fo:padding="0.097cm" fo:border-left="0.002cm solid #000000" fo:border-right="none" fo:border-top="none" fo:border-bottom="0.002cm solid #000000"/>
    </style:style>
    <style:style style:name="AttendanceTable.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Tahoma" fo:font-size="10pt" style:font-size-asian="10pt" style:font-name-complex="Tahoma1"/>
    </style:style>
    <style:style style:name="P2" style:family="paragraph" style:parent-style-name="Standard">
      <style:text-properties style:font-name="Tahoma" fo:font-size="10pt" fo:language="en" fo:country="GB" style:font-size-asian="10pt" style:font-name-complex="Tahoma1"/>
    </style:style>
    <style:style style:name="P3" style:family="paragraph" style:parent-style-name="Standard">
      <style:text-properties style:font-name="Tahoma" fo:font-size="10pt" fo:language="en" fo:country="GB" style:font-size-asian="10pt" style:language-asian="en" style:country-asian="GB" style:font-name-complex="Tahoma1"/>
    </style:style>
    <style:style style:name="P4" style:family="paragraph" style:parent-style-name="Standard">
      <style:text-properties style:font-name="Tahoma" fo:font-size="10pt" fo:language="en" fo:country="GB" fo:font-weight="bold" style:font-size-asian="10pt" style:font-weight-asian="bold" style:font-name-complex="Tahoma1"/>
    </style:style>
    <style:style style:name="P5" style:family="paragraph" style:parent-style-name="Standard">
      <style:paragraph-properties fo:margin-top="0cm" fo:margin-bottom="0cm" fo:line-height="100%"/>
      <style:text-properties fo:color="#ffffff" fo:font-style="normal" fo:font-weight="bold" style:font-style-asian="normal" style:font-weight-asian="bold" style:font-style-complex="normal" style:font-weight-complex="bold"/>
    </style:style>
    <style:style style:name="P6" style:family="paragraph" style:parent-style-name="Standard">
      <style:paragraph-properties fo:margin-top="0cm" fo:margin-bottom="0cm" fo:line-height="100%">
        <style:tab-stops>
          <style:tab-stop style:position="1.72cm"/>
          <style:tab-stop style:position="2.593cm"/>
        </style:tab-stops>
      </style:paragraph-properties>
      <style:text-properties fo:color="#ffffff" fo:font-style="normal" fo:font-weight="bold" style:font-style-asian="normal" style:font-weight-asian="bold" style:font-style-complex="normal" style:font-weight-complex="bold"/>
    </style:style>
    <style:style style:name="P7" style:family="paragraph" style:parent-style-name="Standard">
      <style:paragraph-properties fo:margin-top="0cm" fo:margin-bottom="0cm" fo:line-height="100%"/>
    </style:style>
    <style:style style:name="P8" style:family="paragraph" style:parent-style-name="Standard" style:master-page-name="Standard">
      <style:paragraph-properties style:page-number="auto"/>
    </style:style>
    <style:style style:name="P9" style:family="paragraph" style:parent-style-name="List_20_Paragraph" style:list-style-name="WWNum1"/>
    <style:style style:name="P10" style:family="paragraph" style:parent-style-name="List_20_Paragraph" style:list-style-name="WWNum2"/>
    <style:style style:name="T1" style:family="text">
      <style:text-properties style:font-name="Tahoma" fo:language="en" fo:country="GB" fo:font-weight="bold" style:font-weight-asian="bold" style:font-name-complex="Tahoma1"/>
    </style:style>
    <style:style style:name="T2" style:family="text">
      <style:text-properties style:font-name="Tahoma" fo:font-size="10pt" fo:language="en" fo:country="GB" style:font-size-asian="10pt" style:font-name-complex="Tahoma1"/>
    </style:style>
    <style:style style:name="T3" style:family="text">
      <style:text-properties style:font-name="Tahoma" fo:font-size="10pt" fo:language="en" fo:country="GB" fo:font-weight="bold" style:font-size-asian="10pt" style:font-weight-asian="bold" style:font-name-complex="Tahom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Embedded Systems Development Group Meeting 2</text:span></text:p>
      <text:p text:style-name="Standard"><text:span text:style-name="T3">Meeting Details:</text:span></text:p>
      <text:list xml:id="list9168438794231173356" text:style-name="WWNum1">
        <text:list-item>
          <text:p text:style-name="P9"><text:span text:style-name="T2">Time: 1:00pm – 2:00pm</text:span></text:p>
        </text:list-item>
        <text:list-item>
          <text:p text:style-name="P9"><text:span text:style-name="T2">Date: 07/11/13</text:span></text:p>
        </text:list-item>
        <text:list-item>
          <text:p text:style-name="P9"><text:span text:style-name="T2">Location: Project room</text:span></text:p>
        </text:list-item>
      </text:list>
      <text:p text:style-name="Standard"><text:span text:style-name="T3">Minute’s taker:</text:span><text:span text:style-name="T2"> Thomas West</text:span></text:p>
      <text:p text:style-name="Standard"><text:span text:style-name="T3">Meeting Agenda:</text:span></text:p>
      <text:list xml:id="list2439814049863314341" text:style-name="WWNum2">
        <text:list-item>
          <text:p text:style-name="P10"><text:span text:style-name="T2">A discussion of the previous meeting minutes</text:span></text:p>
        </text:list-item>
        <text:list-item>
          <text:p text:style-name="P10"><text:span text:style-name="T2">Assign weekly research between group members</text:span></text:p>
        </text:list-item>
        <text:list-item>
          <text:p text:style-name="P10"><text:span text:style-name="T2">Decide upon a prototype to create for our December meeting</text:span></text:p>
        </text:list-item>
        <text:list-item>
          <text:p text:style-name="P10"><text:span text:style-name="T2">Gather any questions that need to be asked to the lecturer</text:span></text:p>
        </text:list-item>
        <text:list-item>
          <text:p text:style-name="P10"><text:span text:style-name="T2">Decide on when the next meeting will be</text:span></text:p>
        </text:list-item>
      </text:list>
      <text:p text:style-name="List_20_Paragraph"><text:span text:style-name="T2"/></text:p>
      <text:p text:style-name="Standard"><text:span text:style-name="T3">In Attendance:</text:span></text:p>
      <table:table table:name="AttendanceTable" table:style-name="AttendanceTable">
        <table:table-column table:style-name="AttendanceTable.A"/>
        <table:table-column table:style-name="AttendanceTable.B"/>
        <table:table-row table:style-name="AttendanceTable.1">
          <table:table-cell table:style-name="AttendanceTable.A1" office:value-type="string">
            <text:p text:style-name="P1">Name:</text:p>
          </table:table-cell>
          <table:table-cell table:style-name="AttendanceTable.B1" office:value-type="string">
            <text:p text:style-name="P1">Attended:</text:p>
          </table:table-cell>
        </table:table-row>
        <table:table-row>
          <table:table-cell table:style-name="AttendanceTable.A2" office:value-type="string">
            <text:p text:style-name="P1">Thomas West</text:p>
          </table:table-cell>
          <table:table-cell table:style-name="AttendanceTable.B2" office:value-type="string">
            <text:p text:style-name="P1">YES</text:p>
          </table:table-cell>
        </table:table-row>
        <table:table-row>
          <table:table-cell table:style-name="AttendanceTable.A2" office:value-type="string">
            <text:p text:style-name="P1">Timothy Norris</text:p>
          </table:table-cell>
          <table:table-cell table:style-name="AttendanceTable.B2" office:value-type="string">
            <text:p text:style-name="P1">YES</text:p>
          </table:table-cell>
        </table:table-row>
        <table:table-row>
          <table:table-cell table:style-name="AttendanceTable.A2" office:value-type="string">
            <text:p text:style-name="P1">Gregory Masters</text:p>
          </table:table-cell>
          <table:table-cell table:style-name="AttendanceTable.B2" office:value-type="string">
            <text:p text:style-name="P1">YES</text:p>
          </table:table-cell>
        </table:table-row>
        <table:table-row>
          <table:table-cell table:style-name="AttendanceTable.A2" office:value-type="string">
            <text:p text:style-name="P1">Alex Hobbs</text:p>
          </table:table-cell>
          <table:table-cell table:style-name="AttendanceTable.B2" office:value-type="string">
            <text:p text:style-name="P1">NO</text:p>
          </table:table-cell>
        </table:table-row>
        <table:table-row>
          <table:table-cell table:style-name="AttendanceTable.A2" office:value-type="string">
            <text:p text:style-name="P1">Richard Clark</text:p>
          </table:table-cell>
          <table:table-cell table:style-name="AttendanceTable.B2" office:value-type="string">
            <text:p text:style-name="P1">YES</text:p>
          </table:table-cell>
        </table:table-row>
        <table:table-row>
          <table:table-cell table:style-name="AttendanceTable.A2" office:value-type="string">
            <text:p text:style-name="P1">Hevlain Nana</text:p>
          </table:table-cell>
          <table:table-cell table:style-name="AttendanceTable.B2" office:value-type="string">
            <text:p text:style-name="P1">YES</text:p>
          </table:table-cell>
        </table:table-row>
        <table:table-row>
          <table:table-cell table:style-name="AttendanceTable.A2" office:value-type="string">
            <text:p text:style-name="P1">James Dibble</text:p>
          </table:table-cell>
          <table:table-cell table:style-name="AttendanceTable.B2" office:value-type="string">
            <text:p text:style-name="P1">YES</text:p>
          </table:table-cell>
        </table:table-row>
      </table:table>
      <text:p text:style-name="P4"/>
      <text:p text:style-name="P2"/>
      <text:p text:style-name="P2"/>
      <text:p text:style-name="Standard"><text:soft-page-break/><text:span text:style-name="T3">Weekly Research/work delegation:</text:span></text:p>
      <text:p text:style-name="Standard"><text:span text:style-name="T2">The team has agreed to each be assigned a piece of work to do over the week and discuss what they have discovered to the group in this weekly meeting. The majority of these pieces of work the team has picked up will be for or in aid of the December prototype.</text:span></text:p>
      <table:table table:name="Table1" table:style-name="Table1">
        <table:table-column table:style-name="Table1.A"/>
        <table:table-column table:style-name="Table1.B"/>
        <table:table-row table:style-name="Table1.1">
          <table:table-cell table:style-name="Table1.A1" office:value-type="string">
            <text:p text:style-name="P6"><text:span text:style-name="T2">Name<text:tab/><text:tab/></text:span></text:p>
          </table:table-cell>
          <table:table-cell table:style-name="Table1.A1" office:value-type="string">
            <text:p text:style-name="P5"><text:span text:style-name="T2">Research area</text:span></text:p>
          </table:table-cell>
        </table:table-row>
        <table:table-row table:style-name="Table1.1">
          <table:table-cell table:style-name="Table1.A2" office:value-type="string">
            <text:p text:style-name="P5"><text:span text:style-name="T2">Thomas West</text:span></text:p>
          </table:table-cell>
          <table:table-cell table:style-name="Table1.B2" office:value-type="string">
            <text:p text:style-name="P7"><text:span text:style-name="T2">How to send HTTP requests from the device to a server</text:span></text:p>
          </table:table-cell>
        </table:table-row>
        <table:table-row table:style-name="Table1.1">
          <table:table-cell table:style-name="Table1.A3" office:value-type="string">
            <text:p text:style-name="P5"><text:span text:style-name="T2">Greg Masters</text:span></text:p>
          </table:table-cell>
          <table:table-cell table:style-name="Table1.B3" office:value-type="string">
            <text:p text:style-name="P7"><text:span text:style-name="T2">Research how to do the client and write pseudo code</text:span></text:p>
          </table:table-cell>
        </table:table-row>
        <table:table-row table:style-name="Table1.1">
          <table:table-cell table:style-name="Table1.A2" office:value-type="string">
            <text:p text:style-name="P5"><text:span text:style-name="T2">Alex Hobbs</text:span></text:p>
          </table:table-cell>
          <table:table-cell table:style-name="Table1.B2" office:value-type="string">
            <text:p text:style-name="P7"><text:span text:style-name="T2">Further research into the workings of the keypad</text:span></text:p>
          </table:table-cell>
        </table:table-row>
        <table:table-row table:style-name="Table1.1">
          <table:table-cell table:style-name="Table1.A3" office:value-type="string">
            <text:p text:style-name="P5"><text:span text:style-name="T2">Hevlain Nana</text:span></text:p>
          </table:table-cell>
          <table:table-cell table:style-name="Table1.B3" office:value-type="string">
            <text:p text:style-name="P7"><text:span text:style-name="T2">Security issues around streaming data</text:span></text:p>
          </table:table-cell>
        </table:table-row>
        <table:table-row table:style-name="Table1.1">
          <table:table-cell table:style-name="Table1.A2" office:value-type="string">
            <text:p text:style-name="P5"><text:span text:style-name="T2">James Dibble</text:span></text:p>
          </table:table-cell>
          <table:table-cell table:style-name="Table1.B2" office:value-type="string">
            <text:p text:style-name="P7"><text:span text:style-name="T2">Infrastructure work – server side</text:span></text:p>
          </table:table-cell>
        </table:table-row>
        <table:table-row table:style-name="Table1.1">
          <table:table-cell table:style-name="Table1.A3" office:value-type="string">
            <text:p text:style-name="P5"><text:span text:style-name="T2">Richard Clark</text:span></text:p>
          </table:table-cell>
          <table:table-cell table:style-name="Table1.B3" office:value-type="string">
            <text:p text:style-name="P7"><text:span text:style-name="T2">Comparisons of different audio streaming tools</text:span></text:p>
          </table:table-cell>
        </table:table-row>
        <table:table-row table:style-name="Table1.1">
          <table:table-cell table:style-name="Table1.A2" office:value-type="string">
            <text:p text:style-name="P5"><text:span text:style-name="T2">Tim Norris</text:span></text:p>
          </table:table-cell>
          <table:table-cell table:style-name="Table1.B2" office:value-type="string">
            <text:p text:style-name="P7"><text:span text:style-name="T2">Encryption of system integrity &amp; back-tracing threat analysis</text:span></text:p>
          </table:table-cell>
        </table:table-row>
      </table:table>
      <text:p text:style-name="P2"/>
      <text:p text:style-name="Standard"><text:span text:style-name="T3">December Prototype:</text:span></text:p>
      <text:p text:style-name="Standard"><text:span text:style-name="T2">The group discussed possible ideas for creating a prototype which included being able to talk to/receive data from the keypad, get a working kiosk together or the ability to stream audio. As all of this work will need to be completed eventually, we have decided that the best idea would be to continue with working towards this so that we can learn more in each area and discover which part of the system is going to be the most efficient to do by this time.</text:span></text:p>
      <text:p text:style-name="Standard"><text:span text:style-name="T3">Questions that arose:</text:span></text:p>
      <text:p text:style-name="Standard"><text:span text:style-name="T2">We were unclear from what the spec said as to how much we had to do in terms of a payment process on the kiosk. The specification just mentions it in the example scenario but doesn’t go into detail. </text:span></text:p>
      <text:p text:style-name="Standard"><text:span text:style-name="T2">Another question that arose was whether we had to use the UWE web server/s or if we were able to use an external one. We wanted to use some techniques that wouldn’t have been available on the UWE servers.</text:span></text:p>
      <text:p text:style-name="Standard"><text:span text:style-name="T2">The group come up with the idea of possibly using Bluetooth as an addition/alternative to the Wi-Fi beacon mentioned on the specification. After some research it was under the realisation that because the Wi-Fi and Bluetooth part of the chip are one, that it would not be possible to use both efficiently. We decided it was more important to use Wi-Fi.</text:span><text:bookmark text:name="_GoBack"/></text:p>
      <text:p text:style-name="Standard"><text:span text:style-name="T3">Follow up meeting:</text:span></text:p>
      <text:list xml:id="list34328368" text:continue-list="list9168438794231173356" text:style-name="WWNum1">
        <text:list-item>
          <text:p text:style-name="P9"><text:span text:style-name="T2">Time: 1:00pm</text:span></text:p>
        </text:list-item>
        <text:list-item>
          <text:p text:style-name="P9"><text:span text:style-name="T2">Date: 14/11/13</text:span></text:p>
        </text:list-item>
        <text:list-item>
          <text:p text:style-name="P9"><text:span text:style-name="T2">Location: Library meeting room 4D2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West</meta:initial-creator>
    <dc:creator>Tom </dc:creator>
    <meta:editing-cycles>8</meta:editing-cycles>
    <meta:creation-date>2013-10-31T14:46:00</meta:creation-date>
    <dc:date>2013-11-28T14:17:03.23</dc:date>
    <meta:editing-duration>PT2M14S</meta:editing-duration>
    <meta:generator>OpenOffice/4.0.0$Win32 OpenOffice.org_project/400m3$Build-9702</meta:generator>
    <meta:document-statistic meta:table-count="2" meta:image-count="0" meta:object-count="0" meta:page-count="2" meta:paragraph-count="57" meta:word-count="467" meta:character-count="259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